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312000000747DB6D1028C19EFF6.png" manifest:media-type="image/png"/>
  <manifest:file-entry manifest:full-path="Pictures/10000001000003270000007B3D143B3042D8C4C9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c1e7"/>
    </style:style>
    <style:style style:name="T4" style:family="text">
      <style:text-properties officeooo:rsid="002428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9"/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/text:p>
      <text:p text:style-name="P2"><text:soft-page-break/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402cm" svg:y="0cm" svg:width="21.352cm" svg:height="3.254cm" draw:z-index="10"><draw:image xlink:href="Pictures/10000001000003270000007B3D143B3042D8C4C9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-0.115cm" svg:y="0cm" svg:width="20.796cm" svg:height="3.069cm" draw:z-index="11"><draw:image xlink:href="Pictures/1000000100000312000000747DB6D1028C19EF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/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text:soft-page-break/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3T15:01:59.210414726</dc:date>
    <meta:editing-duration>PT4H53M23S</meta:editing-duration>
    <meta:editing-cycles>11</meta:editing-cycles>
    <meta:generator>LibreOffice/7.3.7.2$Linux_X86_64 LibreOffice_project/30$Build-2</meta:generator>
    <meta:document-statistic meta:table-count="0" meta:image-count="12" meta:object-count="0" meta:page-count="4" meta:paragraph-count="27" meta:word-count="154" meta:character-count="833" meta:non-whitespace-character-count="699"/>
  </office:meta>
</office:document-meta>
</file>